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726" officeooo:paragraph-rsid="0005b726"/>
    </style:style>
    <style:style style:name="P2" style:family="paragraph" style:parent-style-name="Standard">
      <style:text-properties officeooo:rsid="00155bd2" officeooo:paragraph-rsid="0005b726" fo:background-color="#ffffff"/>
    </style:style>
    <style:style style:name="P3" style:family="paragraph" style:parent-style-name="Standard">
      <style:text-properties officeooo:rsid="00155bd2" officeooo:paragraph-rsid="0007be7a" fo:background-color="#ffffff"/>
    </style:style>
    <style:style style:name="P4" style:family="paragraph" style:parent-style-name="Standard">
      <style:text-properties officeooo:rsid="0005b726" officeooo:paragraph-rsid="0005b726" fo:background-color="#ffffff"/>
    </style:style>
    <style:style style:name="P5" style:family="paragraph" style:parent-style-name="Standard">
      <style:text-properties officeooo:rsid="00064f90" officeooo:paragraph-rsid="00064f90" fo:background-color="#ffffff"/>
    </style:style>
    <style:style style:name="P6" style:family="paragraph" style:parent-style-name="Standard">
      <style:text-properties officeooo:rsid="00098f74" officeooo:paragraph-rsid="00098f74" fo:background-color="#ffffff"/>
    </style:style>
    <style:style style:name="P7" style:family="paragraph" style:parent-style-name="Standard">
      <style:text-properties officeooo:rsid="0009ccc2" officeooo:paragraph-rsid="0009ccc2" fo:background-color="#ffffff"/>
    </style:style>
    <style:style style:name="P8" style:family="paragraph" style:parent-style-name="Standard">
      <style:text-properties officeooo:paragraph-rsid="0009ccc2" fo:background-color="#ffffff"/>
    </style:style>
    <style:style style:name="P9" style:family="paragraph" style:parent-style-name="Standard">
      <style:text-properties officeooo:rsid="000ad16a" officeooo:paragraph-rsid="000ad16a" fo:background-color="#ffffff"/>
    </style:style>
    <style:style style:name="P10" style:family="paragraph" style:parent-style-name="Standard">
      <style:text-properties officeooo:rsid="000ad16a" officeooo:paragraph-rsid="000af8ef" fo:background-color="#ffffff"/>
    </style:style>
    <style:style style:name="P11" style:family="paragraph" style:parent-style-name="Standard">
      <style:text-properties officeooo:rsid="000c48c9" officeooo:paragraph-rsid="000c48c9" fo:background-color="#ffffff"/>
    </style:style>
    <style:style style:name="P12" style:family="paragraph" style:parent-style-name="Standard">
      <style:text-properties officeooo:rsid="000af8ef" officeooo:paragraph-rsid="000af8ef" fo:background-color="#ffffff"/>
    </style:style>
    <style:style style:name="P13" style:family="paragraph" style:parent-style-name="Standard">
      <style:text-properties officeooo:rsid="00125f3f" officeooo:paragraph-rsid="00125f3f" fo:background-color="#ffffff"/>
    </style:style>
    <style:style style:name="P14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fo:background-color="#282c34"/>
    </style:style>
    <style:style style:name="P15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paragraph-rsid="000af8ef" fo:background-color="#282c34"/>
    </style:style>
    <style:style style:name="P16" style:family="paragraph" style:parent-style-name="Standard">
      <style:text-properties fo:color="#bbbbbb" loext:opacity="100%" style:font-name="Droid Sans Mono" fo:font-size="10.5pt" fo:font-weight="normal" officeooo:rsid="00155bd2" officeooo:paragraph-rsid="0005b726" fo:background-color="#282c34"/>
    </style:style>
    <style:style style:name="P17" style:family="paragraph" style:parent-style-name="Standard">
      <style:text-properties fo:color="#bbbbbb" loext:opacity="100%" style:font-name="Droid Sans Mono" fo:font-size="10.5pt" fo:font-weight="normal" officeooo:rsid="0005b726" officeooo:paragraph-rsid="0005b726" fo:background-color="#282c34"/>
    </style:style>
    <style:style style:name="P18" style:family="paragraph" style:parent-style-name="Standard">
      <style:text-properties fo:color="#bbbbbb" loext:opacity="100%" style:font-name="Droid Sans Mono" fo:font-size="10.5pt" fo:font-weight="normal" officeooo:rsid="000ad16a" officeooo:paragraph-rsid="000ad16a" fo:background-color="#282c34"/>
    </style:style>
    <style:style style:name="P19" style:family="paragraph" style:parent-style-name="Standard">
      <style:text-properties fo:color="#bbbbbb" loext:opacity="100%" style:font-name="Droid Sans Mono" fo:font-size="10.5pt" fo:font-weight="normal" officeooo:rsid="000ad16a" officeooo:paragraph-rsid="000af8ef" fo:background-color="#282c34"/>
    </style:style>
    <style:style style:name="P20" style:family="paragraph" style:parent-style-name="Standard">
      <style:text-properties fo:color="#bbbbbb" loext:opacity="100%" style:font-name="Droid Sans Mono" fo:font-size="10.5pt" fo:font-weight="normal" officeooo:paragraph-rsid="00064f90" fo:background-color="#282c34"/>
    </style:style>
    <style:style style:name="P21" style:family="paragraph" style:parent-style-name="Standard">
      <style:text-properties fo:color="#bbbbbb" loext:opacity="100%" style:font-name="Droid Sans Mono" fo:font-size="10.5pt" fo:font-weight="normal" officeooo:rsid="00125f3f" officeooo:paragraph-rsid="00125f3f" fo:background-color="#282c34"/>
    </style:style>
    <style:style style:name="P22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officeooo:rsid="00125f3f" officeooo:paragraph-rsid="00125f3f" fo:background-color="#282c34"/>
    </style:style>
    <style:style style:name="P23" style:family="paragraph" style:parent-style-name="Standard">
      <style:text-properties fo:color="#bbbbbb" loext:opacity="100%" style:font-name="Droid Sans Mono" fo:font-size="10.5pt" fo:font-weight="normal" officeooo:rsid="001516dd" officeooo:paragraph-rsid="001516dd" fo:background-color="#282c34"/>
    </style:style>
    <style:style style:name="P24" style:family="paragraph" style:parent-style-name="Standard">
      <style:text-properties fo:color="#bbbbbb" loext:opacity="100%" style:font-name="Droid Sans Mono" fo:font-size="10.5pt" fo:font-weight="normal" officeooo:rsid="00098f74" officeooo:paragraph-rsid="00098f74" fo:background-color="#ffffff"/>
    </style:style>
    <style:style style:name="P25" style:family="paragraph" style:parent-style-name="Standard">
      <style:paragraph-properties style:line-height-at-least="0.198in"/>
    </style:style>
    <style:style style:name="P26" style:family="paragraph" style:parent-style-name="Standard">
      <style:text-properties fo:color="#98c379" loext:opacity="100%" style:font-name="Droid Sans Mono" fo:font-size="10.5pt" fo:font-weight="normal" officeooo:paragraph-rsid="0009ccc2" fo:background-color="#282c34"/>
    </style:style>
    <style:style style:name="P27" style:family="paragraph" style:parent-style-name="Standard">
      <style:text-properties fo:color="#98c379" loext:opacity="100%" style:font-name="Droid Sans Mono" fo:font-size="10.5pt" fo:font-weight="normal" officeooo:rsid="000ad16a" officeooo:paragraph-rsid="000ad16a" fo:background-color="#282c34"/>
    </style:style>
    <style:style style:name="P28" style:family="paragraph" style:parent-style-name="Standard">
      <style:text-properties fo:color="#98c379" loext:opacity="100%" style:font-name="Droid Sans Mono" fo:font-size="10.5pt" fo:font-weight="normal" officeooo:rsid="000ad16a" officeooo:paragraph-rsid="000af8ef" fo:background-color="#282c34"/>
    </style:style>
    <style:style style:name="P29" style:family="paragraph" style:parent-style-name="Standard">
      <style:text-properties fo:color="#98c379" loext:opacity="100%" style:font-name="Droid Sans Mono" fo:font-size="10.5pt" fo:font-weight="normal" officeooo:rsid="000af8ef" officeooo:paragraph-rsid="000af8ef" fo:background-color="#282c34"/>
    </style:style>
    <style:style style:name="P30" style:family="paragraph" style:parent-style-name="Standard">
      <style:text-properties fo:color="#98c379" loext:opacity="100%" style:font-name="Droid Sans Mono" fo:font-size="10.5pt" fo:font-weight="normal" officeooo:rsid="000b1f1c" officeooo:paragraph-rsid="000af8ef" fo:background-color="#282c34"/>
    </style:style>
    <style:style style:name="P31" style:family="paragraph" style:parent-style-name="Standard">
      <style:text-properties fo:color="#98c379" loext:opacity="100%" style:font-name="Droid Sans Mono" fo:font-size="10.5pt" fo:font-weight="normal" officeooo:rsid="00125f3f" officeooo:paragraph-rsid="00125f3f" fo:background-color="#282c34"/>
    </style:style>
    <style:style style:name="P32" style:family="paragraph" style:parent-style-name="Standard">
      <style:text-properties fo:color="#98c379" loext:opacity="100%" style:font-name="Droid Sans Mono" fo:font-size="10.5pt" fo:font-weight="normal" officeooo:rsid="001516dd" officeooo:paragraph-rsid="001516dd" fo:background-color="#282c34"/>
    </style:style>
    <style:style style:name="P33" style:family="paragraph" style:parent-style-name="Standard">
      <style:text-properties officeooo:rsid="001516dd" officeooo:paragraph-rsid="001516dd" fo:background-color="#ffffff"/>
    </style:style>
    <style:style style:name="P34" style:family="paragraph" style:parent-style-name="Standard">
      <style:paragraph-properties style:line-height-at-least="0.198in"/>
      <style:text-properties fo:color="#bbbbbb" loext:opacity="100%" style:font-name="Droid Sans Mono" fo:font-size="10.5pt" fo:font-weight="normal" fo:background-color="#282c34"/>
    </style:style>
    <style:style style:name="P35" style:family="paragraph" style:parent-style-name="Standard">
      <style:text-properties fo:color="#bbbbbb" loext:opacity="100%" style:font-name="Droid Sans Mono" fo:font-size="10.5pt" fo:font-weight="normal" officeooo:rsid="0019f505" officeooo:paragraph-rsid="0019f505" fo:background-color="#282c34"/>
    </style:style>
    <style:style style:name="P36" style:family="paragraph" style:parent-style-name="Standard">
      <style:text-properties fo:color="#bbbbbb" loext:opacity="100%" style:font-name="Droid Sans Mono" fo:font-size="10.5pt" fo:font-weight="normal" officeooo:paragraph-rsid="0019f505" fo:background-color="#282c34"/>
    </style:style>
    <style:style style:name="P37" style:family="paragraph" style:parent-style-name="Standard">
      <style:text-properties officeooo:rsid="0019f505" officeooo:paragraph-rsid="0019f505" fo:background-color="#282c34"/>
    </style:style>
    <style:style style:name="T1" style:family="text">
      <style:text-properties fo:color="#56b6c2" loext:opacity="100%"/>
    </style:style>
    <style:style style:name="T2" style:family="text">
      <style:text-properties fo:color="#56b6c2" loext:opacity="100%" style:font-name="Droid Sans Mono" fo:font-size="10.5pt" fo:font-weight="normal"/>
    </style:style>
    <style:style style:name="T3" style:family="text">
      <style:text-properties fo:color="#56b6c2" loext:opacity="100%" officeooo:rsid="000af8ef"/>
    </style:style>
    <style:style style:name="T4" style:family="text">
      <style:text-properties fo:color="#bbbbbb" loext:opacity="100%" style:font-name="Droid Sans Mono" fo:font-size="10.5pt" fo:font-weight="normal"/>
    </style:style>
    <style:style style:name="T5" style:family="text">
      <style:text-properties fo:color="#bbbbbb" loext:opacity="100%" style:font-name="Droid Sans Mono" fo:font-size="10.5pt" fo:font-weight="normal" fo:background-color="#282c34" loext:char-shading-value="0"/>
    </style:style>
    <style:style style:name="T6" style:family="text">
      <style:text-properties fo:color="#abb2bf" loext:opacity="100%"/>
    </style:style>
    <style:style style:name="T7" style:family="text">
      <style:text-properties fo:color="#abb2bf" loext:opacity="100%" style:font-name="Droid Sans Mono" fo:font-size="10.5pt" fo:font-weight="normal"/>
    </style:style>
    <style:style style:name="T8" style:family="text">
      <style:text-properties fo:color="#abb2bf" loext:opacity="100%" style:font-name="Droid Sans Mono" fo:font-size="10.5pt" fo:font-weight="normal" fo:background-color="#282c34" loext:char-shading-value="0"/>
    </style:style>
    <style:style style:name="T9" style:family="text">
      <style:text-properties fo:color="#abb2bf" loext:opacity="100%" officeooo:rsid="000af8ef"/>
    </style:style>
    <style:style style:name="T10" style:family="text">
      <style:text-properties fo:color="#e06c75" loext:opacity="100%"/>
    </style:style>
    <style:style style:name="T11" style:family="text">
      <style:text-properties fo:color="#e06c75" loext:opacity="100%" style:font-name="Droid Sans Mono" fo:font-size="10.5pt" fo:font-weight="normal"/>
    </style:style>
    <style:style style:name="T12" style:family="text">
      <style:text-properties fo:color="#e06c75" loext:opacity="100%" style:font-name="Droid Sans Mono" fo:font-size="10.5pt" fo:font-weight="normal" fo:background-color="#282c34" loext:char-shading-value="0"/>
    </style:style>
    <style:style style:name="T13" style:family="text">
      <style:text-properties fo:color="#e06c75" loext:opacity="100%" officeooo:rsid="000af8ef"/>
    </style:style>
    <style:style style:name="T14" style:family="text">
      <style:text-properties fo:color="#c678dd" loext:opacity="100%"/>
    </style:style>
    <style:style style:name="T15" style:family="text">
      <style:text-properties fo:color="#61afef" loext:opacity="100%"/>
    </style:style>
    <style:style style:name="T16" style:family="text">
      <style:text-properties fo:color="#61afef" loext:opacity="100%" style:font-name="Droid Sans Mono" fo:font-size="10.5pt" fo:font-weight="normal"/>
    </style:style>
    <style:style style:name="T17" style:family="text">
      <style:text-properties fo:color="#61afef" loext:opacity="100%" style:font-name="Droid Sans Mono" fo:font-size="10.5pt" fo:font-weight="normal" fo:background-color="#282c34" loext:char-shading-value="0"/>
    </style:style>
    <style:style style:name="T18" style:family="text">
      <style:text-properties fo:color="#61afef" loext:opacity="100%" officeooo:rsid="000af8ef"/>
    </style:style>
    <style:style style:name="T19" style:family="text">
      <style:text-properties fo:color="#98c379" loext:opacity="100%"/>
    </style:style>
    <style:style style:name="T20" style:family="text">
      <style:text-properties fo:color="#98c379" loext:opacity="100%" style:font-name="Droid Sans Mono" fo:font-size="10.5pt" fo:font-weight="normal"/>
    </style:style>
    <style:style style:name="T21" style:family="text">
      <style:text-properties fo:color="#98c379" loext:opacity="100%" style:font-name="Droid Sans Mono" fo:font-size="10.5pt" fo:font-weight="normal" fo:background-color="#282c34" loext:char-shading-value="0"/>
    </style:style>
    <style:style style:name="T22" style:family="text">
      <style:text-properties fo:color="#98c379" loext:opacity="100%" style:font-name="Droid Sans Mono" fo:font-size="10.5pt" fo:font-weight="normal" officeooo:rsid="000af8ef" fo:background-color="#282c34" loext:char-shading-value="0"/>
    </style:style>
    <style:style style:name="T23" style:family="text">
      <style:text-properties fo:color="#98c379" loext:opacity="100%" style:font-name="Droid Sans Mono" fo:font-size="10.5pt" fo:font-weight="normal" officeooo:rsid="0009ccc2" fo:background-color="#282c34" loext:char-shading-value="0"/>
    </style:style>
    <style:style style:name="T24" style:family="text">
      <style:text-properties fo:color="#98c379" loext:opacity="100%" style:font-name="Droid Sans Mono" fo:font-size="10.5pt" fo:font-weight="normal" officeooo:rsid="000b1f1c" fo:background-color="#282c34" loext:char-shading-value="0"/>
    </style:style>
    <style:style style:name="T25" style:family="text">
      <style:text-properties fo:color="#98c379" loext:opacity="100%" style:font-name="Droid Sans Mono" fo:font-size="10.5pt" fo:font-weight="normal" officeooo:rsid="00138e02" fo:background-color="#282c34" loext:char-shading-value="0"/>
    </style:style>
    <style:style style:name="T26" style:family="text">
      <style:text-properties fo:color="#98c379" loext:opacity="100%" style:font-name="Droid Sans Mono" fo:font-size="10.5pt" fo:font-weight="normal" officeooo:rsid="0013a2cc" fo:background-color="#282c34" loext:char-shading-value="0"/>
    </style:style>
    <style:style style:name="T27" style:family="text">
      <style:text-properties fo:color="#98c379" loext:opacity="100%" style:font-name="Droid Sans Mono" fo:font-size="10.5pt" fo:font-weight="normal" officeooo:rsid="00148ac4" fo:background-color="#282c34" loext:char-shading-value="0"/>
    </style:style>
    <style:style style:name="T28" style:family="text">
      <style:text-properties fo:color="#98c379" loext:opacity="100%" style:font-name="Droid Sans Mono" fo:font-size="10.5pt" fo:font-weight="normal" officeooo:rsid="0016eea7" fo:background-color="#282c34" loext:char-shading-value="0"/>
    </style:style>
    <style:style style:name="T29" style:family="text">
      <style:text-properties fo:color="#98c379" loext:opacity="100%" style:font-name="Droid Sans Mono" fo:font-size="10.5pt" fo:font-weight="normal" officeooo:rsid="0009ccc2"/>
    </style:style>
    <style:style style:name="T30" style:family="text">
      <style:text-properties fo:color="#98c379" loext:opacity="100%" style:font-name="Droid Sans Mono" fo:font-size="10.5pt" fo:font-weight="normal" officeooo:rsid="001a96b8"/>
    </style:style>
    <style:style style:name="T31" style:family="text">
      <style:text-properties fo:color="#98c379" loext:opacity="100%" officeooo:rsid="000af8ef"/>
    </style:style>
    <style:style style:name="T32" style:family="text">
      <style:text-properties officeooo:rsid="00098f74"/>
    </style:style>
    <style:style style:name="T33" style:family="text">
      <style:text-properties fo:color="#d19a66" loext:opacity="100%" fo:font-style="italic"/>
    </style:style>
    <style:style style:name="T34" style:family="text">
      <style:text-properties fo:color="#d19a66" loext:opacity="100%" fo:font-style="italic" officeooo:rsid="000af8ef"/>
    </style:style>
    <style:style style:name="T35" style:family="text">
      <style:text-properties fo:color="#e5c07b" loext:opacity="100%"/>
    </style:style>
    <style:style style:name="T36" style:family="text">
      <style:text-properties officeooo:rsid="0009ccc2"/>
    </style:style>
    <style:style style:name="T37" style:family="text">
      <style:text-properties officeooo:rsid="000af8ef"/>
    </style:style>
    <style:style style:name="T38" style:family="text">
      <style:text-properties officeooo:rsid="000cf2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иск в массивах:</text:p>
      <text:p text:style-name="P1"/>
      <text:p text:style-name="P2">Метрики:</text:p>
      <text:p text:style-name="P2">Версия ноды v21.1.0</text:p>
      <text:p text:style-name="P2"/>
      <text:p text:style-name="P4"/>
      <text:p text:style-name="P4">Массив примитивов:</text:p>
      <text:p text:style-name="P4"/>
      <text:p text:style-name="P16"><text:span text:style-name="T1">var</text:span> <text:span text:style-name="T6">array</text:span> <text:span text:style-name="T10">=</text:span> <text:span text:style-name="T6">[]</text:span>;</text:p>
      <text:p text:style-name="P14"><text:span text:style-name="T10">for</text:span> <text:span text:style-name="T6">(</text:span><text:span text:style-name="T1">var</text:span> <text:span text:style-name="T6">i</text:span> <text:span text:style-name="T10">=</text:span> <text:span text:style-name="T14">0</text:span>; <text:span text:style-name="T6">i</text:span> <text:span text:style-name="T10">&lt;</text:span> <text:span text:style-name="T14">100_000_000</text:span>; <text:span text:style-name="T6">i</text:span><text:span text:style-name="T10">++</text:span><text:span text:style-name="T6">)</text:span> {</text:p>
      <text:p text:style-name="P14"><text:span text:style-name="T15">array</text:span><text:span text:style-name="T6">.</text:span><text:span text:style-name="T19">push</text:span><text:span text:style-name="T6">(i)</text:span>;</text:p>
      <text:p text:style-name="P14">}</text:p>
      <text:p text:style-name="P2"/>
      <text:p text:style-name="P5">Числа которые мы ищем:</text:p>
      <text:p text:style-name="P4"/>
      <text:p text:style-name="P17"><text:span text:style-name="T1">const</text:span> <text:span text:style-name="T15">lookingNumberStart</text:span> <text:span text:style-name="T10">=</text:span> <text:span text:style-name="T14">1</text:span>;</text:p>
      <text:p text:style-name="P17"><text:span text:style-name="T1">const</text:span> <text:span text:style-name="T15">lookingNumberMiddle</text:span> <text:span text:style-name="T10">=</text:span> <text:span text:style-name="T14">50_000_000</text:span>;</text:p>
      <text:p text:style-name="P17"><text:span text:style-name="T1">const</text:span> <text:span text:style-name="T15">lookingNumberEnd</text:span> <text:span text:style-name="T10">=</text:span> 99<text:span text:style-name="T14">_999_999</text:span>;</text:p>
      <text:p text:style-name="P4"/>
      <text:p text:style-name="P4"/>
      <text:p text:style-name="P3">мы получаем время1 в мс: <text:span text:style-name="T2">const</text:span><text:span text:style-name="T4"> </text:span><text:span text:style-name="T16">time1</text:span><text:span text:style-name="T4"> </text:span><text:span text:style-name="T11">=</text:span><text:span text:style-name="T4"> </text:span><text:span text:style-name="T16">Date</text:span><text:span text:style-name="T7">.</text:span><text:span text:style-name="T20">now</text:span><text:span text:style-name="T7">()</text:span><text:span text:style-name="T4">;</text:span></text:p>
      <text:p text:style-name="P24"/>
      <text:p text:style-name="P6">после завершения поиска получаем время2 в мс. <text:span text:style-name="T17">time2</text:span><text:span text:style-name="T5"> </text:span><text:span text:style-name="T12">=</text:span><text:span text:style-name="T5"> </text:span><text:span text:style-name="T17">Date</text:span><text:span text:style-name="T8">.</text:span><text:span text:style-name="T21">now</text:span><text:span text:style-name="T8">()</text:span><text:span text:style-name="T5">;</text:span></text:p>
      <text:p text:style-name="P6"/>
      <text:p text:style-name="P6">и выводим разницу</text:p>
      <text:p text:style-name="P6"/>
      <text:p text:style-name="P4"/>
      <text:p text:style-name="P5">1. Ищем через <text:span text:style-name="T32">бинарный поиск (двигаем границы пока не находим искомое)</text:span></text:p>
      <text:p text:style-name="P11"><text:tab/>a. Подходит и не для примитивов. </text:p>
      <text:p text:style-name="P11"><text:tab/>ь. Нужен сортированный массив!!!! <text:span text:style-name="T38">(сортировка такого массива занимает в среднем 2600 мс)</text:span></text:p>
      <text:p text:style-name="P5"/>
      <text:p text:style-name="P20"><text:span text:style-name="T1">function</text:span> <text:span text:style-name="T19">binarySearch</text:span>(<text:span text:style-name="T33">array</text:span><text:span text:style-name="T6">,</text:span> <text:span text:style-name="T33">lookingNumber</text:span>) {</text:p>
      <text:p text:style-name="P14"><text:span text:style-name="T1">let</text:span> <text:span text:style-name="T6">firstPointer</text:span> <text:span text:style-name="T10">=</text:span> <text:span text:style-name="T14">0</text:span>;</text:p>
      <text:p text:style-name="P14"><text:span text:style-name="T1">let</text:span> <text:span text:style-name="T6">secondPointer</text:span> <text:span text:style-name="T10">=</text:span> <text:span text:style-name="T15">array</text:span><text:span text:style-name="T6">.</text:span><text:span text:style-name="T1">length</text:span>;</text:p>
      <text:p text:style-name="P14"><text:span text:style-name="T1">let</text:span> <text:span text:style-name="T6">length</text:span> <text:span text:style-name="T10">=</text:span> <text:span text:style-name="T10">!!</text:span><text:span text:style-name="T6">(secondPointer</text:span> <text:span text:style-name="T10">-</text:span> <text:span text:style-name="T6">firstPointer)</text:span>;</text:p>
      <text:p text:style-name="P25"/>
      <text:p text:style-name="P14"><text:span text:style-name="T10">while</text:span> <text:span text:style-name="T6">(length)</text:span> {</text:p>
      <text:p text:style-name="P14"><text:span text:style-name="T6">length</text:span> <text:span text:style-name="T10">=</text:span> <text:span text:style-name="T10">!!</text:span><text:span text:style-name="T6">(secondPointer</text:span> <text:span text:style-name="T10">-</text:span> <text:span text:style-name="T6">firstPointer)</text:span>;</text:p>
      <text:p text:style-name="P14"><text:span text:style-name="T1">let</text:span> <text:span text:style-name="T6">nextSize</text:span> <text:span text:style-name="T10">=</text:span></text:p>
      <text:p text:style-name="P14"><text:span text:style-name="T15">Math</text:span><text:span text:style-name="T6">.</text:span><text:span text:style-name="T19">floor</text:span><text:span text:style-name="T6">((secondPointer</text:span> <text:span text:style-name="T10">-</text:span> <text:span text:style-name="T6">firstPointer)</text:span> <text:span text:style-name="T10">/</text:span> <text:span text:style-name="T14">2</text:span><text:span text:style-name="T6">)</text:span> <text:span text:style-name="T10">+</text:span> <text:span text:style-name="T6">firstPointer</text:span>;</text:p>
      <text:p text:style-name="P25"/>
      <text:p text:style-name="P14"><text:span text:style-name="T10">if</text:span> <text:span text:style-name="T6">(array[nextSize]</text:span> <text:span text:style-name="T10">===</text:span> <text:span text:style-name="T6">lookingNumber)</text:span> {</text:p>
      <text:p text:style-name="P14"><text:span text:style-name="T10">return</text:span> <text:span text:style-name="T35">`Index of </text:span><text:span text:style-name="T14">${</text:span><text:span text:style-name="T6">lookingNumber</text:span><text:span text:style-name="T14">}</text:span><text:span text:style-name="T35"> is </text:span><text:span text:style-name="T14">${</text:span><text:span text:style-name="T6">nextSize</text:span><text:span text:style-name="T14">}</text:span><text:span text:style-name="T35">`</text:span>;</text:p>
      <text:p text:style-name="P14">}</text:p>
      <text:p text:style-name="P14"><text:span text:style-name="T10">if</text:span> <text:span text:style-name="T6">(secondPointer</text:span> <text:span text:style-name="T10">-</text:span> <text:span text:style-name="T6">firstPointer</text:span> <text:span text:style-name="T10">&lt;=</text:span> <text:span text:style-name="T14">1</text:span><text:span text:style-name="T6">)</text:span> {</text:p>
      <text:p text:style-name="P14"><text:span text:style-name="T10">return</text:span> <text:span text:style-name="T35">"Данного числа нет в массиве"</text:span>;</text:p>
      <text:p text:style-name="P14">}</text:p>
      <text:p text:style-name="P14"><text:span text:style-name="T10">if</text:span> <text:span text:style-name="T6">(array[nextSize]</text:span> <text:span text:style-name="T10">&lt;</text:span> <text:span text:style-name="T6">lookingNumber)</text:span> {</text:p>
      <text:p text:style-name="P14"><text:span text:style-name="T6">firstPointer</text:span> <text:span text:style-name="T10">=</text:span> <text:span text:style-name="T6">nextSize</text:span>;</text:p>
      <text:p text:style-name="P14"><text:span text:style-name="T10">continue</text:span>;</text:p>
      <text:p text:style-name="P14">}</text:p>
      <text:p text:style-name="P14"><text:soft-page-break/><text:span text:style-name="T6">secondPointer</text:span> <text:span text:style-name="T10">=</text:span> <text:span text:style-name="T6">nextSize</text:span>;</text:p>
      <text:p text:style-name="P14">}</text:p>
      <text:p text:style-name="P14">}</text:p>
      <text:p text:style-name="P20"/>
      <text:p text:style-name="P5"/>
      <text:p text:style-name="P7">a. 7 ms <text:s/>b. 7ms c. 7 ms</text:p>
      <text:p text:style-name="P6"/>
      <text:p text:style-name="P8"><text:span text:style-name="T36">2. Поиск через </text:span><text:span text:style-name="T21">indexOf</text:span></text:p>
      <text:p text:style-name="P26"/>
      <text:p text:style-name="P18"><text:span text:style-name="T1">const</text:span> <text:span text:style-name="T15">result</text:span> <text:span text:style-name="T10">=</text:span> <text:span text:style-name="T15">array</text:span><text:span text:style-name="T6">.</text:span><text:span text:style-name="T19">findIndex</text:span><text:span text:style-name="T6">(</text:span>(<text:span text:style-name="T33">value</text:span>) <text:span text:style-name="T1">=&gt;</text:span> <text:span text:style-name="T6">value</text:span> <text:span text:style-name="T10">===</text:span> <text:span text:style-name="T6">lookingNumberStart)</text:span>;</text:p>
      <text:p text:style-name="P14"><text:span text:style-name="T15">console</text:span><text:span text:style-name="T6">.</text:span><text:span text:style-name="T19">log</text:span><text:span text:style-name="T6">(</text:span><text:span text:style-name="T35">"Result is:"</text:span><text:span text:style-name="T6">,</text:span> <text:span text:style-name="T6">result)</text:span>;</text:p>
      <text:p text:style-name="P27"/>
      <text:p text:style-name="P9"><text:span text:style-name="T21">a. </text:span><text:span text:style-name="T22">17</text:span><text:span text:style-name="T21">ms <text:s/>b. </text:span><text:span text:style-name="T22">81</text:span><text:span text:style-name="T21"> ms <text:s/>c. </text:span><text:span text:style-name="T22">165</text:span><text:span text:style-name="T21"> ms</text:span></text:p>
      <text:p text:style-name="P27"/>
      <text:p text:style-name="P27"/>
      <text:p text:style-name="P9"><text:span text:style-name="T21">// </text:span><text:span text:style-name="T22">ГОДИТЬСЯ И НЕ ДЛЯ ПРИМИТИВОВ</text:span></text:p>
      <text:p text:style-name="P10"><text:span text:style-name="T21">3. </text:span><text:span text:style-name="T29">Поиск через </text:span><text:span text:style-name="T23"><text:s/></text:span><text:span text:style-name="T21">findIndex</text:span></text:p>
      <text:p text:style-name="P19"><text:span text:style-name="T1">const</text:span> <text:span text:style-name="T15">result</text:span> <text:span text:style-name="T10">=</text:span> <text:span text:style-name="T15">array</text:span><text:span text:style-name="T6">.</text:span><text:span text:style-name="T19">findIndex</text:span><text:span text:style-name="T6">(</text:span>(<text:span text:style-name="T33">value</text:span>) <text:span text:style-name="T1">=&gt;</text:span> <text:span text:style-name="T6">value</text:span> <text:span text:style-name="T10">===</text:span> <text:span text:style-name="T6">lookingNumberStart)</text:span>;</text:p>
      <text:p text:style-name="P15"><text:span text:style-name="T15">console</text:span><text:span text:style-name="T6">.</text:span><text:span text:style-name="T19">log</text:span><text:span text:style-name="T6">(</text:span><text:span text:style-name="T35">"Result is:"</text:span><text:span text:style-name="T6">,</text:span> <text:span text:style-name="T6">result)</text:span>;</text:p>
      <text:p text:style-name="P28"/>
      <text:p text:style-name="P28"/>
      <text:p text:style-name="P29">a. 20 b. 450 ms c. 1000 ms</text:p>
      <text:p text:style-name="P29"/>
      <text:p text:style-name="P29"/>
      <text:p text:style-name="P7"/>
      <text:p text:style-name="P10"><text:span text:style-name="T21">// </text:span><text:span text:style-name="T22">ГОДИТЬСЯ И НЕ ДЛЯ ПРИМИТИВОВ</text:span></text:p>
      <text:p text:style-name="P10"><text:span text:style-name="T21">3. </text:span><text:span text:style-name="T29">Поиск через </text:span><text:span text:style-name="T23"><text:s/></text:span><text:span text:style-name="T22">find</text:span></text:p>
      <text:p text:style-name="P19"><text:span text:style-name="T3">const</text:span><text:span text:style-name="T37"> </text:span><text:span text:style-name="T18">result</text:span><text:span text:style-name="T37"> </text:span><text:span text:style-name="T13">=</text:span><text:span text:style-name="T37"> </text:span><text:span text:style-name="T18">array</text:span><text:span text:style-name="T9">.</text:span><text:span text:style-name="T31">find</text:span><text:span text:style-name="T9">(</text:span><text:span text:style-name="T37">(</text:span><text:span text:style-name="T34">item</text:span><text:span text:style-name="T37">) </text:span><text:span text:style-name="T3">=&gt;</text:span><text:span text:style-name="T37"> </text:span><text:span text:style-name="T9">item</text:span><text:span text:style-name="T37"> </text:span><text:span text:style-name="T13">===</text:span><text:span text:style-name="T37"> </text:span><text:span text:style-name="T9">lookingNumberStart)</text:span><text:span text:style-name="T37">;</text:span></text:p>
      <text:p text:style-name="P29"/>
      <text:p text:style-name="P12"><text:span text:style-name="T21">a. 18-230. b.450 ms. </text:span><text:span text:style-name="T24">C. 900 ms</text:span></text:p>
      <text:p text:style-name="P30"/>
      <text:p text:style-name="P30"/>
      <text:p text:style-name="P13"><text:span text:style-name="T24">П</text:span><text:span text:style-name="T21">оиск в объектах:</text:span></text:p>
      <text:p text:style-name="P31"/>
      <text:p text:style-name="P31">Генерация:</text:p>
      <text:p text:style-name="P21"><text:span text:style-name="T1">var</text:span> <text:span text:style-name="T6">array</text:span> <text:span text:style-name="T10">=</text:span> <text:span text:style-name="T6">[]</text:span>;</text:p>
      <text:p text:style-name="P14"><text:span text:style-name="T10">for</text:span> <text:span text:style-name="T6">(</text:span><text:span text:style-name="T1">let</text:span> <text:span text:style-name="T6">i</text:span> <text:span text:style-name="T10">=</text:span> <text:span text:style-name="T14">1</text:span>; <text:span text:style-name="T6">i</text:span> <text:span text:style-name="T10">&lt;</text:span> <text:span text:style-name="T14">65_000_000</text:span>; <text:span text:style-name="T6">i</text:span><text:span text:style-name="T10">++</text:span><text:span text:style-name="T6">)</text:span> {</text:p>
      <text:p text:style-name="P14"><text:span text:style-name="T15">array</text:span><text:span text:style-name="T6">.</text:span><text:span text:style-name="T19">push</text:span><text:span text:style-name="T6">(</text:span>{ id<text:span text:style-name="T6">:</text:span> <text:span text:style-name="T6">i,</text:span> item<text:span text:style-name="T6">:</text:span> <text:span text:style-name="T6">i</text:span> }<text:span text:style-name="T6">)</text:span>;</text:p>
      <text:p text:style-name="P14">}</text:p>
      <text:p text:style-name="P25"/>
      <text:p text:style-name="P14"><text:span text:style-name="T1">const</text:span> <text:span text:style-name="T15">lookingNumberStart</text:span> <text:span text:style-name="T10">=</text:span> <text:span text:style-name="T14">300</text:span>;</text:p>
      <text:p text:style-name="P14"><text:span text:style-name="T1">const</text:span> <text:span text:style-name="T15">lookingNumberMiddle</text:span> <text:span text:style-name="T10">=</text:span> <text:span text:style-name="T14">50_000_000</text:span>;</text:p>
      <text:p text:style-name="P14"><text:span text:style-name="T1">const</text:span> <text:span text:style-name="T15">lookingNumberEnd</text:span> <text:span text:style-name="T10">=</text:span> <text:span text:style-name="T14">64_999_998</text:span>;</text:p>
      <text:p text:style-name="P14"/>
      <text:p text:style-name="P22">find:</text:p>
      <text:p text:style-name="P22"/>
      <text:p text:style-name="P22"/>
      <text:p text:style-name="P14"><text:span text:style-name="T1">const</text:span> <text:span text:style-name="T15">time1</text:span> <text:span text:style-name="T10">=</text:span> <text:span text:style-name="T15">Date</text:span><text:span text:style-name="T6">.</text:span><text:span text:style-name="T19">now</text:span><text:span text:style-name="T6">()</text:span>;</text:p>
      <text:p text:style-name="P14"><text:span text:style-name="T1">const</text:span> <text:span text:style-name="T15">result</text:span> <text:span text:style-name="T10">=</text:span> <text:span text:style-name="T15">array</text:span><text:span text:style-name="T6">.</text:span><text:span text:style-name="T19">find</text:span><text:span text:style-name="T6">(</text:span>(<text:span text:style-name="T33">item</text:span>) <text:span text:style-name="T1">=&gt;</text:span> <text:span text:style-name="T15">item</text:span><text:span text:style-name="T6">.id</text:span> <text:span text:style-name="T10">===</text:span> <text:span text:style-name="T6">lookingNumberEnd)</text:span>;</text:p>
      <text:p text:style-name="P14"><text:span text:style-name="T15">console</text:span><text:span text:style-name="T6">.</text:span><text:span text:style-name="T19">log</text:span><text:span text:style-name="T6">(</text:span><text:span text:style-name="T35">"Result is:"</text:span><text:span text:style-name="T6">,</text:span> <text:span text:style-name="T6">result)</text:span>;</text:p>
      <text:p text:style-name="P14"><text:span text:style-name="T1">const</text:span> <text:span text:style-name="T15">time2</text:span> <text:span text:style-name="T10">=</text:span> <text:span text:style-name="T15">Date</text:span><text:span text:style-name="T6">.</text:span><text:span text:style-name="T19">now</text:span><text:span text:style-name="T6">()</text:span>;</text:p>
      <text:p text:style-name="P14"><text:span text:style-name="T15">console</text:span><text:span text:style-name="T6">.</text:span><text:span text:style-name="T19">log</text:span><text:span text:style-name="T6">(</text:span><text:span text:style-name="T35">"Execute time is: "</text:span><text:span text:style-name="T6">,</text:span> <text:span text:style-name="T6">time2</text:span> <text:span text:style-name="T10">-</text:span> <text:span text:style-name="T6">time1)</text:span>;</text:p>
      <text:p text:style-name="P22"/>
      <text:p text:style-name="P22"/>
      <text:p text:style-name="P13"><text:span text:style-name="T21">a. </text:span><text:span text:style-name="T27">11</text:span><text:span text:style-name="T21"> b. </text:span><text:span text:style-name="T25">4</text:span><text:span text:style-name="T26">00</text:span><text:span text:style-name="T21"> c. 760 ms</text:span></text:p>
      <text:p text:style-name="P31"><text:soft-page-break/></text:p>
      <text:p text:style-name="P32">find index:</text:p>
      <text:p text:style-name="P32"/>
      <text:p text:style-name="P23"><text:span text:style-name="T1">const</text:span> <text:span text:style-name="T15">time1</text:span> <text:span text:style-name="T10">=</text:span> <text:span text:style-name="T15">Date</text:span><text:span text:style-name="T6">.</text:span><text:span text:style-name="T19">now</text:span><text:span text:style-name="T6">()</text:span>;</text:p>
      <text:p text:style-name="P14"><text:span text:style-name="T1">const</text:span> <text:span text:style-name="T15">result</text:span> <text:span text:style-name="T10">=</text:span> <text:span text:style-name="T15">array</text:span><text:span text:style-name="T6">.</text:span><text:span text:style-name="T19">findIndex</text:span><text:span text:style-name="T6">(</text:span>(<text:span text:style-name="T33">value</text:span>) <text:span text:style-name="T1">=&gt;</text:span> <text:span text:style-name="T15">value</text:span><text:span text:style-name="T6">.id</text:span> <text:span text:style-name="T10">===</text:span> <text:span text:style-name="T6">lookingNumberStart)</text:span>;</text:p>
      <text:p text:style-name="P14"><text:span text:style-name="T15">console</text:span><text:span text:style-name="T6">.</text:span><text:span text:style-name="T19">log</text:span><text:span text:style-name="T6">(</text:span><text:span text:style-name="T35">"Result is:"</text:span><text:span text:style-name="T6">,</text:span> <text:span text:style-name="T6">result)</text:span>;</text:p>
      <text:p text:style-name="P14"><text:span text:style-name="T1">const</text:span> <text:span text:style-name="T15">time2</text:span> <text:span text:style-name="T10">=</text:span> <text:span text:style-name="T15">Date</text:span><text:span text:style-name="T6">.</text:span><text:span text:style-name="T19">now</text:span><text:span text:style-name="T6">()</text:span>;</text:p>
      <text:p text:style-name="P14"><text:span text:style-name="T15">console</text:span><text:span text:style-name="T6">.</text:span><text:span text:style-name="T19">log</text:span><text:span text:style-name="T6">(</text:span><text:span text:style-name="T35">"Execute time is: "</text:span><text:span text:style-name="T6">,</text:span> <text:span text:style-name="T6">time2</text:span> <text:span text:style-name="T10">-</text:span> <text:span text:style-name="T6">time1)</text:span>;</text:p>
      <text:p text:style-name="P32"/>
      <text:p text:style-name="P32"/>
      <text:p text:style-name="P33"><text:span text:style-name="T21">a. 10<text:tab/>b. <text:s/>3</text:span><text:span text:style-name="T28">82 </text:span><text:span text:style-name="T21">c. </text:span><text:span text:style-name="T28">760</text:span></text:p>
      <text:p text:style-name="P33"><text:span text:style-name="T28"/></text:p>
      <text:p text:style-name="P33"><text:span text:style-name="T28"/></text:p>
      <text:p text:style-name="P37"><text:span text:style-name="T20">findIndex Lodash</text:span></text:p>
      <text:p text:style-name="P37"><text:span text:style-name="T20"/></text:p>
      <text:p text:style-name="P35"><text:span text:style-name="T10">import</text:span> <text:span text:style-name="T6">pkg</text:span> <text:span text:style-name="T10">from</text:span> <text:span text:style-name="T35">"lodash"</text:span>;</text:p>
      <text:p text:style-name="P14"><text:span text:style-name="T1">const</text:span> { <text:span text:style-name="T15">findIndex</text:span> } <text:span text:style-name="T10">=</text:span> <text:span text:style-name="T6">pkg</text:span>;</text:p>
      <text:p text:style-name="P37"><text:span text:style-name="T20"/></text:p>
      <text:p text:style-name="P37"><text:span text:style-name="T20"/></text:p>
      <text:p text:style-name="P36"/>
      <text:p text:style-name="P14"><text:span text:style-name="T1">const</text:span> <text:span text:style-name="T15">time1</text:span> <text:span text:style-name="T10">=</text:span> <text:span text:style-name="T15">Date</text:span><text:span text:style-name="T6">.</text:span><text:span text:style-name="T19">now</text:span><text:span text:style-name="T6">()</text:span>;</text:p>
      <text:p text:style-name="P14"><text:span text:style-name="T1">const</text:span> <text:span text:style-name="T15">result</text:span> <text:span text:style-name="T10">=</text:span> <text:span text:style-name="T19">findIndex</text:span><text:span text:style-name="T6">(array,</text:span> <text:span text:style-name="T1">function</text:span> (<text:span text:style-name="T33">item</text:span>) {</text:p>
      <text:p text:style-name="P14"><text:span text:style-name="T10">return</text:span> <text:span text:style-name="T15">item</text:span><text:span text:style-name="T6">.id</text:span> <text:span text:style-name="T10">==</text:span> <text:span text:style-name="T6">lookingNumberStart</text:span>;</text:p>
      <text:p text:style-name="P14">}<text:span text:style-name="T6">)</text:span>;</text:p>
      <text:p text:style-name="P14"><text:span text:style-name="T15">console</text:span><text:span text:style-name="T6">.</text:span><text:span text:style-name="T19">log</text:span><text:span text:style-name="T6">(</text:span><text:span text:style-name="T35">"Result is:"</text:span><text:span text:style-name="T6">,</text:span> <text:span text:style-name="T6">result)</text:span>;</text:p>
      <text:p text:style-name="P14"><text:span text:style-name="T1">const</text:span> <text:span text:style-name="T15">time2</text:span> <text:span text:style-name="T10">=</text:span> <text:span text:style-name="T15">Date</text:span><text:span text:style-name="T6">.</text:span><text:span text:style-name="T19">now</text:span><text:span text:style-name="T6">()</text:span>;</text:p>
      <text:p text:style-name="P14"><text:span text:style-name="T15">console</text:span><text:span text:style-name="T6">.</text:span><text:span text:style-name="T19">log</text:span><text:span text:style-name="T6">(</text:span><text:span text:style-name="T35">"Execute time is: "</text:span><text:span text:style-name="T6">,</text:span> <text:span text:style-name="T6">time2</text:span> <text:span text:style-name="T10">-</text:span> <text:span text:style-name="T6">time1)</text:span>;</text:p>
      <text:p text:style-name="P36"/>
      <text:p text:style-name="P14"/>
      <text:p text:style-name="P37"><text:span text:style-name="T20">a. 9 <text:s/>b. 226 c. 44</text:span><text:span text:style-name="T30">5</text:span></text:p>
      <text:p text:style-name="P37"><text:span text:style-name="T2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0:34:43.803491684</meta:creation-date>
    <dc:date>2024-01-11T22:25:51.155179334</dc:date>
    <meta:editing-duration>PT1H9M4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87" meta:word-count="407" meta:character-count="2630" meta:non-whitespace-character-count="2300"/>
  </office:meta>
</office:document-meta>
</file>